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Geneva, sans-serif"/>
    <style:font-face style:name="Consolas2" svg:font-family="Consolas, 'Bitstream Vera Sans Mono', 'Courier New', Courier, monospace"/>
    <style:font-face style:name="Gotham SSm" svg:font-family="'Gotham SSm', Helvetica, Arial, sans-serif"/>
    <style:font-face style:name="Gotham SSm1" svg:font-family="'Gotham SSm', Helvetica, Arial, sans-serif, symbola"/>
    <style:font-face style:name="Noto Serif" svg:font-family="'Noto Serif', serif"/>
    <style:font-face style:name="Open Sans" svg:font-family="'Open Sans', sans-serif"/>
    <style:font-face style:name="OpenSymbol1" svg:font-family="OpenSymbol"/>
    <style:font-face style:name="arial" svg:font-family="arial, helvetica, sans-serif"/>
    <style:font-face style:name="Courier" svg:font-family="Courier, 'Courier New'" style:font-family-generic="modern"/>
    <style:font-face style:name="Tahoma1" svg:font-family="Tahoma, Consolas" style:font-family-generic="roman"/>
    <style:font-face style:name="Calibri1" svg:font-family="Calibri, Calibri"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Standard">
      <style:text-properties fo:color="#222222" style:font-name="Arial" fo:language="en" fo:country="GB" style:language-asian="en" style:country-asian="GB" style:font-name-complex="Arial"/>
    </style:style>
    <style:style style:name="P2" style:family="paragraph" style:parent-style-name="Standard" style:list-style-name="L6">
      <style:text-properties fo:color="#222222" style:font-name="Arial" fo:language="en" fo:country="GB" style:language-asian="en" style:country-asian="GB" style:font-name-complex="Arial"/>
    </style:style>
    <style:style style:name="P3" style:family="paragraph" style:parent-style-name="Standard" style:list-style-name="L7">
      <style:text-properties fo:color="#222222" style:font-name="Arial" fo:language="en" fo:country="GB" style:language-asian="en" style:country-asian="GB" style:font-name-complex="Arial"/>
    </style:style>
    <style:style style:name="P4" style:family="paragraph" style:parent-style-name="Standard" style:list-style-name="L8">
      <style:text-properties fo:color="#222222" style:font-name="Arial" fo:language="en" fo:country="GB" style:language-asian="en" style:country-asian="GB" style:font-name-complex="Arial"/>
    </style:style>
    <style:style style:name="P5" style:family="paragraph" style:parent-style-name="Standard" style:list-style-name="L9">
      <style:text-properties fo:color="#222222" style:font-name="Arial" fo:language="en" fo:country="GB" style:language-asian="en" style:country-asian="GB" style:font-name-complex="Arial"/>
    </style:style>
    <style:style style:name="P6" style:family="paragraph" style:parent-style-name="Standard">
      <style:text-properties fo:color="#222222" style:font-name="Arial" fo:language="en" fo:country="GB" fo:font-weight="bold" style:language-asian="en" style:country-asian="GB" style:font-weight-asian="bold" style:font-name-complex="Arial" style:font-weight-complex="bold"/>
    </style:style>
    <style:style style:name="P7" style:family="paragraph" style:parent-style-name="Standard" style:list-style-name="L14">
      <style:text-properties fo:color="#222222" style:font-name="Arial" fo:language="en" fo:country="GB" fo:font-weight="bold" style:language-asian="en" style:country-asian="GB" style:font-weight-asian="bold" style:font-name-complex="Arial" style:font-weight-complex="bold"/>
    </style:style>
    <style:style style:name="P8" style:family="paragraph" style:parent-style-name="Standard">
      <style:text-properties fo:color="#222222" style:font-name="Arial" fo:language="en" fo:country="GB" fo:font-weight="normal" style:language-asian="en" style:country-asian="GB" style:font-weight-asian="normal" style:font-name-complex="Arial" style:font-weight-complex="normal"/>
    </style:style>
    <style:style style:name="P9" style:family="paragraph" style:parent-style-name="Standard" style:list-style-name="L10">
      <style:text-properties fo:color="#222222" style:font-name="Arial" fo:language="en" fo:country="GB" fo:font-weight="normal" style:language-asian="en" style:country-asian="GB" style:font-weight-asian="normal" style:font-name-complex="Arial" style:font-weight-complex="normal"/>
    </style:style>
    <style:style style:name="P10" style:family="paragraph" style:parent-style-name="Standard" style:list-style-name="L11">
      <style:text-properties fo:color="#222222" style:font-name="Arial" fo:language="en" fo:country="GB" fo:font-weight="normal" style:language-asian="en" style:country-asian="GB" style:font-weight-asian="normal" style:font-name-complex="Arial" style:font-weight-complex="normal"/>
    </style:style>
    <style:style style:name="P11" style:family="paragraph" style:parent-style-name="Standard" style:list-style-name="L12">
      <style:text-properties fo:color="#222222" style:font-name="Arial" fo:language="en" fo:country="GB" fo:font-weight="normal" style:language-asian="en" style:country-asian="GB" style:font-weight-asian="normal" style:font-name-complex="Arial" style:font-weight-complex="normal"/>
    </style:style>
    <style:style style:name="P12" style:family="paragraph" style:parent-style-name="Standard" style:list-style-name="L13">
      <style:text-properties fo:color="#222222" style:font-name="Arial" fo:language="en" fo:country="GB" fo:font-weight="normal" style:language-asian="en" style:country-asian="GB" style:font-weight-asian="normal" style:font-name-complex="Arial" style:font-weight-complex="normal"/>
    </style:style>
    <style:style style:name="P13" style:family="paragraph" style:parent-style-name="Standard" style:list-style-name="L14">
      <style:text-properties fo:color="#222222" style:font-name="Arial" fo:language="en" fo:country="GB" fo:font-weight="normal" style:language-asian="en" style:country-asian="GB" style:font-weight-asian="normal" style:font-name-complex="Arial" style:font-weight-complex="normal"/>
    </style:style>
    <style:style style:name="P14" style:family="paragraph" style:parent-style-name="Standard" style:list-style-name="L15">
      <style:text-properties fo:color="#222222" style:font-name="Arial" fo:language="en" fo:country="GB" fo:font-weight="normal" style:language-asian="en" style:country-asian="GB" style:font-weight-asian="normal" style:font-name-complex="Arial" style:font-weight-complex="normal"/>
    </style:style>
    <style:style style:name="P15" style:family="paragraph" style:parent-style-name="Standard">
      <style:text-properties fo:color="#222222" style:font-name="Arial" fo:language="en" fo:country="GB" fo:font-style="italic" fo:font-weight="normal" style:language-asian="en" style:country-asian="GB" style:font-style-asian="italic" style:font-weight-asian="normal" style:font-name-complex="Arial" style:font-style-complex="italic" style:font-weight-complex="normal"/>
    </style:style>
    <style:style style:name="P16" style:family="paragraph" style:parent-style-name="Standard">
      <style:paragraph-properties fo:text-align="center" style:justify-single-word="false"/>
      <style:text-properties fo:color="#222222" style:font-name="Arial" fo:font-size="14pt" fo:language="en" fo:country="GB" style:font-size-asian="14pt" style:language-asian="en" style:country-asian="GB" style:font-name-complex="Arial" style:font-size-complex="14pt"/>
    </style:style>
    <style:style style:name="P17" style:family="paragraph" style:parent-style-name="Standard">
      <style:text-properties fo:color="#ff3333" style:font-name="Arial" fo:language="en" fo:country="GB" fo:font-weight="bold" style:language-asian="en" style:country-asian="GB" style:font-weight-asian="bold" style:font-name-complex="Arial" style:font-weight-complex="bold"/>
    </style:style>
    <style:style style:name="P18" style:family="paragraph" style:parent-style-name="Standard" style:list-style-name="L15"/>
    <style:style style:name="P19" style:family="paragraph" style:parent-style-name="Standard" style:list-style-name="L10"/>
    <style:style style:name="T1" style:family="text">
      <style:text-properties fo:color="#222222" style:font-name="Arial" fo:language="en" fo:country="GB" fo:font-weight="normal" style:language-asian="en" style:country-asian="GB" style:font-weight-asian="normal" style:font-name-complex="Arial" style:font-weight-complex="normal"/>
    </style:style>
    <style:style style:name="T2" style:family="text">
      <style:text-properties fo:color="#222222" style:font-name="Arial" fo:font-size="12pt" fo:language="en" fo:country="GB" fo:font-weight="normal" style:font-size-asian="12pt" style:language-asian="en" style:country-asian="GB" style:font-weight-asian="normal" style:font-name-complex="Arial" style:font-size-complex="12pt" style:font-weight-complex="normal"/>
    </style:style>
    <style:style style:name="T3" style:family="text">
      <style:text-properties fo:color="#222222" style:font-name="Arial" fo:font-size="12pt" fo:language="en" fo:country="GB" fo:font-weight="normal" style:font-name-asian="Consolas1" style:font-size-asian="12pt" style:language-asian="en" style:country-asian="GB" style:font-weight-asian="normal" style:font-name-complex="Arial" style:font-size-complex="12pt" style:font-weight-complex="normal"/>
    </style:style>
    <style:style style:name="T4" style:family="text">
      <style:text-properties fo:font-variant="normal" fo:text-transform="none" fo:color="#222222" style:font-name="Arial" fo:font-size="12pt" fo:letter-spacing="normal" fo:language="en" fo:country="GB" fo:font-style="normal" fo:font-weight="normal" fo:background-color="#ffffff" style:font-name-asian="Consolas1" style:font-size-asian="12pt" style:language-asian="en" style:country-asian="GB" style:font-weight-asian="normal" style:font-name-complex="Arial" style:font-size-complex="12pt" style:font-weight-complex="normal"/>
    </style:style>
    <style:style style:name="T5" style:family="text">
      <style:text-properties fo:font-variant="normal" fo:text-transform="none" fo:color="#222222" style:font-name="Arial" fo:font-size="12pt" fo:letter-spacing="normal" fo:language="en" fo:country="GB" fo:font-style="normal" fo:font-weight="normal" fo:background-color="#e0e0e0" style:font-name-asian="Consolas1" style:font-size-asian="12pt" style:language-asian="en" style:country-asian="GB" style:font-weight-asian="normal" style:font-name-complex="Arial" style:font-size-complex="12pt" style:font-weight-complex="normal"/>
    </style:style>
    <style:style style:name="T6" style:family="text">
      <style:text-properties fo:font-variant="normal" fo:text-transform="none" fo:color="#222222" fo:font-size="12pt" fo:letter-spacing="normal" fo:language="en" fo:country="GB" fo:font-style="normal" fo:font-weight="normal" fo:background-color="#ffffff" style:font-size-asian="12pt" style:language-asian="en" style:country-asian="GB" style:font-weight-asian="normal" style:font-size-complex="12pt" style:font-weight-complex="normal"/>
    </style:style>
    <style:style style:name="T7" style:family="text">
      <style:text-properties fo:font-variant="normal" fo:text-transform="none" fo:color="#222222" fo:font-size="12pt" fo:letter-spacing="normal" fo:language="en" fo:country="GB" fo:font-style="normal" fo:font-weight="normal" fo:background-color="#e0e0e0" style:font-size-asian="12pt" style:language-asian="en" style:country-asian="GB" style:font-weight-asian="normal" style:font-size-complex="12pt" style:font-weight-complex="normal"/>
    </style:style>
    <style:style style:name="T8" style:family="text">
      <style:text-properties fo:font-variant="normal" fo:text-transform="none" fo:color="#006699" style:font-name="Consolas2" fo:font-size="8.25pt" fo:letter-spacing="normal" fo:language="en" fo:country="GB" fo:font-style="normal" fo:font-weight="bold" fo:background-color="#ffffff" style:font-size-asian="12pt" style:language-asian="en" style:country-asian="GB" style:font-weight-asian="normal" style:font-size-complex="12pt" style:font-weight-complex="normal"/>
    </style:style>
    <style:style style:name="T9" style:family="text">
      <style:text-properties fo:font-variant="normal" fo:text-transform="none" fo:color="#006699" style:font-name="Consolas2" fo:font-size="8.25pt" fo:letter-spacing="normal" fo:font-style="normal" fo:font-weight="bold" fo:background-color="#e0e0e0"/>
    </style:style>
    <style:style style:name="T10" style:family="text">
      <style:text-properties fo:font-variant="normal" fo:text-transform="none" fo:color="#006699" style:font-name="Consolas2" fo:font-size="8.25pt" fo:letter-spacing="normal" fo:font-style="normal" fo:font-weight="bold" fo:background-color="#ffffff"/>
    </style:style>
    <style:style style:name="T11" style:family="text">
      <style:text-properties fo:font-variant="normal" fo:text-transform="none" fo:color="#006699" style:font-name="Arial" fo:font-size="8.25pt" fo:letter-spacing="normal" fo:language="en" fo:country="GB" fo:font-style="normal" fo:font-weight="bold" fo:background-color="#ffffff" style:font-size-asian="12pt" style:language-asian="en" style:country-asian="GB" style:font-weight-asian="normal" style:font-size-complex="12pt" style:font-weight-complex="normal"/>
    </style:style>
    <style:style style:name="T12" style:family="text">
      <style:text-properties fo:font-variant="normal" fo:text-transform="none" fo:color="#006699" style:font-name="Arial" fo:font-size="8.25pt" fo:letter-spacing="normal" fo:font-style="normal" fo:font-weight="bold" fo:background-color="#e0e0e0"/>
    </style:style>
    <style:style style:name="T13" style:family="text">
      <style:text-properties fo:font-variant="normal" fo:text-transform="none" fo:color="#006699" style:font-name="Arial" fo:font-size="8.25pt" fo:letter-spacing="normal" fo:font-style="normal" fo:font-weight="bold" fo:background-color="#ffffff"/>
    </style:style>
    <style:style style:name="T14" style:family="text">
      <style:text-properties fo:font-variant="normal" fo:text-transform="none" fo:color="#006699" style:font-name="Arial" fo:font-size="12pt" fo:letter-spacing="normal" fo:language="en" fo:country="GB" fo:font-style="normal" fo:font-weight="bold" fo:background-color="#ffffff" style:font-size-asian="12pt" style:language-asian="en" style:country-asian="GB" style:font-weight-asian="normal" style:font-size-complex="12pt" style:font-weight-complex="normal"/>
    </style:style>
    <style:style style:name="T15" style:family="text">
      <style:text-properties fo:font-variant="normal" fo:text-transform="none" fo:color="#006699" style:font-name="Arial" fo:font-size="12pt" fo:letter-spacing="normal" fo:font-style="normal" fo:font-weight="bold" fo:background-color="#e0e0e0" style:font-size-asian="12pt" style:font-size-complex="12pt"/>
    </style:style>
    <style:style style:name="T16" style:family="text">
      <style:text-properties fo:font-variant="normal" fo:text-transform="none" fo:color="#006699" style:font-name="Arial" fo:font-size="12pt" fo:letter-spacing="normal" fo:font-style="normal" fo:font-weight="bold" fo:background-color="#ffffff" style:font-size-asian="12pt" style:font-size-complex="12pt"/>
    </style:style>
    <style:style style:name="T17" style:family="text">
      <style:text-properties fo:font-variant="normal" fo:text-transform="none" fo:color="#000000" style:font-name="Consolas2" fo:font-size="8.25pt" fo:letter-spacing="normal" fo:language="en" fo:country="GB" fo:font-style="normal" fo:font-weight="normal" fo:background-color="#ffffff" style:font-size-asian="12pt" style:language-asian="en" style:country-asian="GB" style:font-weight-asian="normal" style:font-size-complex="12pt" style:font-weight-complex="normal"/>
    </style:style>
    <style:style style:name="T18" style:family="text">
      <style:text-properties fo:font-variant="normal" fo:text-transform="none" fo:color="#000000" style:font-name="Consolas2" fo:font-size="8.25pt" fo:letter-spacing="normal" fo:font-style="normal" fo:font-weight="normal" fo:background-color="#e0e0e0"/>
    </style:style>
    <style:style style:name="T19" style:family="text">
      <style:text-properties fo:font-variant="normal" fo:text-transform="none" fo:color="#000000" style:font-name="Consolas2" fo:font-size="8.25pt" fo:letter-spacing="normal" fo:font-style="normal" fo:font-weight="normal" fo:background-color="#ffffff"/>
    </style:style>
    <style:style style:name="T20" style:family="text">
      <style:text-properties fo:font-variant="normal" fo:text-transform="none" fo:color="#000000" style:font-name="Arial" fo:font-size="8.25pt" fo:letter-spacing="normal" fo:language="en" fo:country="GB" fo:font-style="normal" fo:font-weight="normal" fo:background-color="#ffffff" style:font-size-asian="12pt" style:language-asian="en" style:country-asian="GB" style:font-weight-asian="normal" style:font-size-complex="12pt" style:font-weight-complex="normal"/>
    </style:style>
    <style:style style:name="T21" style:family="text">
      <style:text-properties fo:font-variant="normal" fo:text-transform="none" fo:color="#000000" style:font-name="Arial" fo:font-size="8.25pt" fo:letter-spacing="normal" fo:font-style="normal" fo:font-weight="normal" fo:background-color="#e0e0e0"/>
    </style:style>
    <style:style style:name="T22" style:family="text">
      <style:text-properties fo:font-variant="normal" fo:text-transform="none" fo:color="#000000" style:font-name="Arial" fo:font-size="8.25pt" fo:letter-spacing="normal" fo:font-style="normal" fo:font-weight="normal" fo:background-color="#ffffff"/>
    </style:style>
    <style:style style:name="T23" style:family="text">
      <style:text-properties fo:font-variant="normal" fo:text-transform="none" fo:color="#000000" style:font-name="Arial" fo:font-size="12pt" fo:letter-spacing="normal" fo:language="en" fo:country="GB" fo:font-style="normal" fo:font-weight="normal" fo:background-color="#ffffff" style:font-size-asian="12pt" style:language-asian="en" style:country-asian="GB"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fo:background-color="#e0e0e0" style:font-size-asian="12pt" style:font-size-complex="12pt"/>
    </style:style>
    <style:style style:name="T25" style:family="text">
      <style:text-properties fo:font-variant="normal" fo:text-transform="none" fo:color="#000000" style:font-name="Arial" fo:font-size="12pt" fo:letter-spacing="normal" fo:font-style="normal" fo:font-weight="normal" fo:background-color="#ffffff" style:font-size-asian="12pt" style:font-size-complex="12pt"/>
    </style:style>
    <style:style style:name="T26" style:family="text">
      <style:text-properties fo:font-variant="normal" fo:text-transform="none" fo:color="#808080" style:font-name="Consolas2" fo:font-size="8.25pt" fo:letter-spacing="normal" fo:font-style="normal" fo:font-weight="normal" fo:background-color="#e0e0e0"/>
    </style:style>
    <style:style style:name="T27" style:family="text">
      <style:text-properties fo:font-variant="normal" fo:text-transform="none" fo:color="#808080" style:font-name="Arial" fo:font-size="8.25pt" fo:letter-spacing="normal" fo:font-style="normal" fo:font-weight="normal" fo:background-color="#e0e0e0"/>
    </style:style>
    <style:style style:name="T28" style:family="text">
      <style:text-properties fo:font-variant="normal" fo:text-transform="none" fo:color="#808080" style:font-name="Arial" fo:font-size="12pt" fo:letter-spacing="normal" fo:font-style="normal" fo:font-weight="normal" fo:background-color="#e0e0e0" style:font-size-asian="12pt" style:font-size-complex="12pt"/>
    </style:style>
    <style:style style:name="T29" style:family="text">
      <style:text-properties fo:font-variant="normal" fo:text-transform="none" fo:color="#0000ff" style:font-name="Consolas2" fo:font-size="8.25pt" fo:letter-spacing="normal" fo:font-style="normal" fo:font-weight="normal" fo:background-color="#e0e0e0"/>
    </style:style>
    <style:style style:name="T30" style:family="text">
      <style:text-properties fo:font-variant="normal" fo:text-transform="none" fo:color="#0000ff" style:font-name="Arial" fo:font-size="8.25pt" fo:letter-spacing="normal" fo:font-style="normal" fo:font-weight="normal" fo:background-color="#e0e0e0"/>
    </style:style>
    <style:style style:name="T31" style:family="text">
      <style:text-properties fo:font-variant="normal" fo:text-transform="none" fo:color="#0000ff" style:font-name="Arial" fo:font-size="12pt" fo:letter-spacing="normal" fo:font-style="normal" fo:font-weight="normal" fo:background-color="#e0e0e0" style:font-size-asian="12pt" style:font-size-complex="12pt"/>
    </style:style>
    <style:style style:name="T32" style:family="text">
      <style:text-properties fo:font-variant="normal" fo:text-transform="none" style:font-name="Arial" fo:font-size="12pt" fo:letter-spacing="normal" fo:font-style="normal" fo:background-color="#ffffff" style:font-name-asian="Consolas1" style:font-size-asian="12pt" style:font-name-complex="Arial" style:font-size-complex="12pt"/>
    </style:style>
    <style:style style:name="T33" style:family="text">
      <style:text-properties fo:font-variant="normal" fo:text-transform="none" style:font-name="Arial" fo:font-size="12pt" fo:letter-spacing="normal" fo:font-style="normal" fo:background-color="#e0e0e0" style:font-name-asian="Consolas1" style:font-size-asian="12pt" style:font-name-complex="Arial" style:font-size-complex="12pt"/>
    </style:style>
    <style:style style:name="T34" style:family="text">
      <style:text-properties fo:font-variant="normal" fo:text-transform="none" style:font-name="Arial" fo:font-size="12pt" fo:letter-spacing="normal" fo:font-style="normal" fo:background-color="#e0e0e0" style:font-name-asian="Consolas1" style:font-size-asian="12pt" style:font-size-complex="12pt"/>
    </style:style>
    <style:style style:name="T35" style:family="text">
      <style:text-properties fo:font-variant="normal" fo:text-transform="none" style:font-name="Arial" fo:font-size="12pt" fo:letter-spacing="normal" fo:font-style="normal" fo:font-weight="normal" fo:background-color="#ffffff" style:font-name-asian="Consolas1" style:font-size-asian="12pt" style:font-weight-asian="normal" style:font-name-complex="Arial" style:font-size-complex="12pt" style:font-weight-complex="normal"/>
    </style:style>
    <style:style style:name="T36" style:family="text">
      <style:text-properties fo:font-variant="normal" fo:text-transform="none" fo:font-size="12pt" fo:letter-spacing="normal" fo:font-style="normal" fo:background-color="#ffffff" style:font-size-asian="12pt" style:font-size-complex="12pt"/>
    </style:style>
    <style:style style:name="T37" style:family="text">
      <style:text-properties fo:font-variant="normal" fo:text-transform="none" fo:font-size="12pt" fo:letter-spacing="normal" fo:font-style="normal" fo:background-color="#e0e0e0" style:font-size-asian="12pt" style:font-size-complex="12pt"/>
    </style:style>
    <style:style style:name="T38" style:family="text">
      <style:text-properties fo:font-variant="normal" fo:text-transform="none" fo:color="#ff3333" style:font-name="Arial" fo:font-size="12pt" fo:letter-spacing="normal" fo:font-style="normal" fo:font-weight="normal" fo:background-color="#ffffff" style:font-name-asian="Consolas1" style:font-size-asian="12pt" style:font-weight-asian="normal" style:font-name-complex="Arial" style:font-size-complex="12pt" style:font-weight-complex="normal"/>
    </style:style>
    <style:style style:name="T39" style:family="text">
      <style:text-properties fo:font-weight="bold" style:font-weight-asian="bold" style:font-weight-complex="bold"/>
    </style:style>
    <style:style style:name="T40" style:family="text">
      <style:text-properties fo:color="#ff3333"/>
    </style:style>
    <style:style style:name="T41" style:family="text">
      <style:text-properties fo:color="#ff3333"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style:font-name="Arial"/>
    </style:style>
    <style:style style:name="T44" style:family="text">
      <style:text-properties style:font-name="Arial" fo:font-size="12pt" style:font-size-asian="12pt" style:font-size-complex="12pt"/>
    </style:style>
    <style:style style:name="T45" style:family="text">
      <style:text-properties style:font-name="Arial" fo:font-size="12pt" fo:language="en" fo:country="GB" fo:font-weight="normal" style:font-size-asian="12pt" style:language-asian="en" style:country-asian="GB"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9">CisteraNotificationService</text:span> </text:p>
      <text:p text:style-name="P1"/>
      <text:p text:style-name="P17">TBD (for developer)</text:p>
      <text:list xml:id="list2711821051234679850" text:style-name="L10">
        <text:list-item>
          <text:p text:style-name="P9">save the notification log to disk;</text:p>
        </text:list-item>
        <text:list-item>
          <text:p text:style-name="P9">link RTP record files to the notifications kept in the log. Remove button 'Rtp Records';</text:p>
        </text:list-item>
        <text:list-item>
          <text:p text:style-name="P9">change the toast position settings from pxs to screen size factors;</text:p>
        </text:list-item>
        <text:list-item>
          <text:p text:style-name="P19"><text:span text:style-name="Source_20_Text"><text:span text:style-name="T32">process &lt;CiscoIPPhoneExecu</text:span></text:span><text:span text:style-name="Source_20_Text"><text:span text:style-name="T4">te&gt;&lt;ExecuteItem URL="Play:music1.wav" /&gt;&lt;/CiscoIPPhoneExecute&gt;</text:span></text:span></text:p>
        </text:list-item>
      </text:list>
      <text:p text:style-name="Standard"><text:span text:style-name="Source_20_Text"><text:span text:style-name="T4"/></text:span></text:p>
      <text:p text:style-name="Standard"><text:span text:style-name="Source_20_Text"><text:span text:style-name="T4"/></text:span></text:p>
      <text:p text:style-name="P6">Sources</text:p>
      <text:p text:style-name="P8">The solution consists of the following projects:</text:p>
      <text:list xml:id="list4740237610683494397" text:style-name="L15">
        <text:list-item>
          <text:p text:style-name="P14">CisteraNotificationService</text:p>
        </text:list-item>
        <text:list-item>
          <text:p text:style-name="P14">CliverRoutines (miscellaneous auxiliaries)</text:p>
        </text:list-item>
        <text:list-item>
          <text:p text:style-name="P14">L<text:span text:style-name="T43">umiS</text:span><text:span text:style-name="T44">oft.Net (RTP audio support) (open-source library found in the internet. Modified essentially!)</text:span></text:p>
        </text:list-item>
        <text:list-item>
          <text:p text:style-name="P18"><text:span text:style-name="T45">Tftp.Net</text:span><text:span text:style-name="T2"> (</text:span><text:span text:style-name="T3">TFTP open-source library to process Cisco objects like </text:span><text:span text:style-name="Source_20_Text"><text:span text:style-name="T4">&lt;CiscoIPPhoneExecute&gt;&lt;ExecuteItem URL="Play:music1.wav" /&gt;&lt;/CiscoIPPhoneExecute&gt;</text:span></text:span><text:span text:style-name="T3">)</text:span></text:p>
          <text:p text:style-name="P14"/>
        </text:list-item>
      </text:list>
      <text:p text:style-name="P6"/>
      <text:p text:style-name="P6">Compiling</text:p>
      <text:list xml:id="list4722271421502707926" text:style-name="L9">
        <text:list-item>
          <text:p text:style-name="P5">open the solution in VS;</text:p>
        </text:list-item>
        <text:list-item>
          <text:p text:style-name="P5">restore NuGet packages for the solution;</text:p>
        </text:list-item>
        <text:list-item>
          <text:p text:style-name="P5">compile;</text:p>
        </text:list-item>
      </text:list>
      <text:p text:style-name="P1"/>
      <text:p text:style-name="P1"/>
      <text:p text:style-name="P6">Creating install package</text:p>
      <text:list xml:id="list9168867984017631133" text:style-name="L8">
        <text:list-item>
          <text:p text:style-name="P4">open install.iss in Inno Setup;</text:p>
        </text:list-item>
        <text:list-item>
          <text:p text:style-name="P4">compile;</text:p>
        </text:list-item>
        <text:list-item>
          <text:p text:style-name="P4">find the package in _output folder;</text:p>
        </text:list-item>
      </text:list>
      <text:p text:style-name="P1"/>
      <text:p text:style-name="P1"><text:span text:style-name="T41">NB</text:span> To operate the app requires Bonjour SDK. It is not included into the installer and must be installed separately. </text:p>
      <text:p text:style-name="P1"/>
      <text:p text:style-name="P1"/>
      <text:p text:style-name="P1"><text:span text:style-name="T39">Running</text:span> </text:p>
      <text:p text:style-name="P8"><text:span text:style-name="T41">NB</text:span> Due to windows security, to accept inbound cisco requests the app needs to run with Administrator privileges. The app will ask for the right elevation if required. (Otherwise, there is another way: the app needs a domain name specified at start that is equal to the host specified in cisco http request Host header. Currently this way is not enabled.)</text:p>
      <text:p text:style-name="P8"/>
      <text:p text:style-name="P8">Right-click the app's sys-tray icon and select Settings. Make and save changes. Make sure 'Run On' item in the sys-tray menu is checked. Now the app is ready to receive notifications.</text:p>
      <text:p text:style-name="P8"/>
      <text:p text:style-name="P8"/>
      <text:p text:style-name="P6">Settings</text:p>
      <text:p text:style-name="P8"><text:span text:style-name="T42">General</text:span> </text:p>
      <text:list xml:id="list6238732861694718880" text:style-name="L11">
        <text:list-item>
          <text:p text:style-name="P10"><text:span text:style-name="T41">NB</text:span> Select the audio device to be used because the app may select wrong default device.</text:p>
        </text:list-item>
        <text:list-item>
          <text:p text:style-name="P10">Specify if incoming RTP sessions should be recorded and saved to a folder. </text:p>
        </text:list-item>
        <text:list-item>
          <text:p text:style-name="P10">Set how many days notifications are kept in the log.</text:p>
        </text:list-item>
      </text:list>
      <text:p text:style-name="P6"/>
      <text:p text:style-name="P15">Bonjour</text:p>
      <text:list xml:id="list6145594436769585502" text:style-name="L14">
        <text:list-item>
          <text:p text:style-name="P13">Configure Bonjour service.</text:p>
          <text:p text:style-name="P7"/>
        </text:list-item>
      </text:list>
      <text:p text:style-name="P15">Infos</text:p>
      <text:list xml:id="list4542465734067350789" text:style-name="L12">
        <text:list-item>
          <text:p text:style-name="P11">Set a wav file to be played on receiving info. A relative path will be bound to the app's location.</text:p>
        </text:list-item>
        <text:list-item>
          <text:p text:style-name="P11">Configure position on screen where Info notifications will appear.</text:p>
          <text:p text:style-name="P11"/>
        </text:list-item>
      </text:list>
      <text:p text:style-name="P15">Alerts</text:p>
      <text:list xml:id="list6020512013696317674" text:style-name="L13">
        <text:list-item>
          <text:p text:style-name="P12">Set a wav file to be played on receiving info. A relative path will be bound to the app's location.</text:p>
        </text:list-item>
        <text:list-item>
          <text:p text:style-name="P12">Configure position on screen where Alert notifications will appear.</text:p>
        </text:list-item>
        <text:list-item>
          <text:p text:style-name="P12">Set if alert window should keep focus.</text:p>
        </text:list-item>
      </text:list>
      <text:p text:style-name="P8"/>
      <text:p text:style-name="P8"/>
      <text:p text:style-name="P6">Notifications</text:p>
      <text:p text:style-name="P8">All received Cisco objects subdivide into: Info, Alert, Execute.</text:p>
      <text:p text:style-name="P8"><text:span text:style-name="T42"/></text:p>
      <text:p text:style-name="P8"><text:span text:style-name="T42">Info</text:span> is CiscoIPPhoneText or CiscoIPPhoneImageFile that does not contain SoftKeyItem. It is displayed a restricted time and then disappears.</text:p>
      <text:p text:style-name="P8"><text:span text:style-name="T42"/></text:p>
      <text:p text:style-name="P8"><text:span text:style-name="T42">Alert</text:span> is CiscoIPPhoneText or CiscoIPPhoneImageFile that contains SoftKeyItem. It is displayed permanently. By default, alert window does not allow accessing to other windows until closing. It can be closed by clicking on it or (when keeping focus) by pressing ESC.</text:p>
      <text:p text:style-name="P8"><text:span text:style-name="T42"/></text:p>
      <text:p text:style-name="P8"><text:span text:style-name="T42">Execute</text:span> is CiscoIPPhoneExecute opening an RTP session. </text:p>
      <text:p text:style-name="P8"/>
      <text:p text:style-name="P8">All received notifications are kept in the log which can be seeing by clicking on the sys-tray icon. Currently the log is not saved to disk so it is lost when the app exits. While running, old notifications are cleaned up after the specified number of days.</text:p>
      <text:p text:style-name="P8"/>
      <text:p text:style-name="P8"/>
      <text:p text:style-name="P6">Notifications Window</text:p>
      <text:p text:style-name="P8"><text:span text:style-name="T42">Delete</text:span> makes the selected notifications invisible. After that they can be still restored by clicking <text:span text:style-name="T42">Restore</text:span>.</text:p>
      <text:p text:style-name="P8"><text:span text:style-name="T42">Rtp Records</text:span> opens the folder where recorded RTP sessions are stored.</text:p>
      <text:p text:style-name="P8">Each notification can be re-activated.</text:p>
      <text:p text:style-name="P8"/>
      <text:p text:style-name="P1"/>
      <text:p text:style-name="P6">Using Test Client</text:p>
      <text:list xml:id="list1740231740670076552" text:style-name="L7">
        <text:list-item>
          <text:p text:style-name="P3">open test_client/client2.html in chrome browser;</text:p>
        </text:list-item>
        <text:list-item>
          <text:p text:style-name="P3">specify the destination host and port where CisteraNotificationService is awaiting for notifications;</text:p>
        </text:list-item>
      </text:list>
      <text:list xml:id="list6066865582863081830" text:style-name="L6">
        <text:list-item>
          <text:p text:style-name="P2">click POST;</text:p>
        </text:list-item>
      </text:list>
      <text:p text:style-name="P1"/>
      <text:p text:style-name="P1"/>
      <text:p text:style-name="P6">Recognized Cisco Objects</text:p>
      <text:p text:style-name="P1"><text:span text:style-name="T41">NB</text:span> Values like LocationX, LocationY, SoftKeyItem.Name, SoftKeyItem.Position are ignored. Prompt is ignored by Alerts. Only the first SoftKeyItem is taken to account.</text:p>
      <text:p text:style-name="P1"/>
      <text:p text:style-name="P1">&lt;CiscoIPPhoneImageFile&gt;</text:p>
      <text:p text:style-name="P1"><text:s text:c="2"/>&lt;Title&gt;Image Title goes here&lt;/Title&gt;</text:p>
      <text:p text:style-name="P1"><text:s text:c="2"/>&lt;Prompt&gt;Prompt text goes here&lt;/Prompt&gt;</text:p>
      <text:p text:style-name="P1"><text:s text:c="2"/>&lt;LocationX&gt;100&lt;/LocationX&gt;</text:p>
      <text:p text:style-name="P1"><text:s text:c="2"/>&lt;LocationY&gt;200&lt;/LocationY&gt;</text:p>
      <text:p text:style-name="P1"><text:s text:c="2"/>&lt;URL&gt;image1.png&lt;/URL&gt;</text:p>
      <text:p text:style-name="P1">&lt;/CiscoIPPhoneImageFile&gt;</text:p>
      <text:p text:style-name="P1"/>
      <text:p text:style-name="P1">&lt;CiscoIPPhoneText&gt;</text:p>
      <text:p text:style-name="P1"><text:s text:c="2"/>&lt;Title&gt;Emergency Lockdown&lt;/Title&gt;</text:p>
      <text:p text:style-name="P1"><text:s text:c="2"/>&lt;Prompt&gt;Emergency Alert&lt;/Prompt&gt;</text:p>
      <text:p text:style-name="P1"><text:s text:c="2"/>&lt;Text&gt;This is a Test of Emergency System&lt;/Text&gt;</text:p>
      <text:p text:style-name="P1"><text:s text:c="3"/>&lt;SoftKeyItem&gt;</text:p>
      <text:p text:style-name="P1"><text:s text:c="4"/>&lt;Name&gt;Acknowledge&lt;/Name&gt;</text:p>
      <text:p text:style-name="P1"><text:s text:c="4"/>&lt;URL&gt;http://www.testserver.com/acknowledge.jsp&lt;/URL&gt;</text:p>
      <text:p text:style-name="P1"><text:s text:c="4"/>&lt;Position&gt;1&lt;/Position&gt;</text:p>
      <text:p text:style-name="P1"><text:s text:c="3"/>&lt;/SoftKeyItem&gt;</text:p>
      <text:p text:style-name="P1">&lt;/CiscoIPPhoneText&gt;</text:p>
      <text:p text:style-name="P1"/>
      <text:p text:style-name="P1">&lt;CiscoIPPhoneImageFile&gt;</text:p>
      <text:p text:style-name="P1"><text:s text:c="2"/>&lt;Title&gt;Image Title goes here&lt;/Title&gt;</text:p>
      <text:p text:style-name="P1"><text:s text:c="2"/>&lt;Prompt&gt;Prompt text goes here&lt;/Prompt&gt;</text:p>
      <text:p text:style-name="P1"><text:s text:c="2"/>&lt;LocationX&gt;100&lt;/LocationX&gt;</text:p>
      <text:p text:style-name="P1"><text:s text:c="2"/>&lt;LocationY&gt;200&lt;/LocationY&gt;</text:p>
      <text:p text:style-name="P1"><text:s text:c="2"/>&lt;URL&gt;image1.png&lt;/URL&gt;</text:p>
      <text:p text:style-name="P1"><text:s text:c="3"/>&lt;SoftKeyItem&gt;</text:p>
      <text:p text:style-name="P1"><text:s text:c="4"/>&lt;Name&gt;Acknowledge&lt;/Name&gt;</text:p>
      <text:p text:style-name="P1"><text:s text:c="4"/>&lt;URL&gt;&lt;/URL&gt;</text:p>
      <text:p text:style-name="P1"><text:s text:c="4"/>&lt;Position&gt;1&lt;/Position&gt;</text:p>
      <text:p text:style-name="P1"><text:s text:c="3"/>&lt;/SoftKeyItem&gt;</text:p>
      <text:p text:style-name="P1">&lt;/CiscoIPPhoneImageFile&gt;</text:p>
      <text:p text:style-name="P1"/>
      <text:p text:style-name="P1">&lt;CiscoIPPhoneExecute&gt;</text:p>
      <text:p text:style-name="P1"><text:s/><text:tab/>&lt;ExecuteItem URL="RTPRx:224.0.0.1:20700:3"/&gt;</text:p>
      <text:p text:style-name="P1">&lt;/CiscoIPPhoneExecute&gt;</text:p>
      <text:p text:style-name="P1"/>
      <text:p text:style-name="P1">&lt;CiscoIPPhoneExecute&gt;</text:p>
      <text:p text:style-name="P1"><text:s/><text:tab/>&lt;ExecuteItem URL="RTPMRx:224.0.0.1:20700:3"/&gt;</text:p>
      <text:p text:style-name="P1">&lt;/CiscoIPPhoneExecute&gt;</text:p>
      <text:p text:style-name="P1"/>
      <text:p text:style-name="P1">&lt;CiscoIPPhoneExecute&gt;</text:p>
      <text:p text:style-name="P1"><text:tab/>&lt;ExecuteItem URL="RTPRx:Stop"/&gt;</text:p>
      <text:p text:style-name="P1">&lt;/CiscoIPPhoneExecute&gt;</text:p>
      <text:p text:style-name="P1"/>
      <text:p text:style-name="P1"><text:span text:style-name="T40">Not </text:span><text:span text:style-name="Source_20_Text"><text:span text:style-name="T38">processed for now:</text:span></text:span></text:p>
      <text:p text:style-name="P1"><text:span text:style-name="Source_20_Text"><text:span text:style-name="T32">&lt;CiscoIPPhoneExecu</text:span></text:span><text:span text:style-name="Source_20_Text"><text:span text:style-name="T35">te&gt;</text:span></text:span></text:p>
      <text:p text:style-name="P1"><text:span text:style-name="Source_20_Text"><text:span text:style-name="T35"><text:tab/>&lt;ExecuteItem URL="Play:music1.wav"/&gt;</text:span></text:span></text:p>
      <text:p text:style-name="P1"><text:span text:style-name="Source_20_Text"><text:span text:style-name="T35">&lt;/CiscoIPPhoneExecute&gt; </text:span></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Geneva, sans-serif"/>
    <style:font-face style:name="Consolas2" svg:font-family="Consolas, 'Bitstream Vera Sans Mono', 'Courier New', Courier, monospace"/>
    <style:font-face style:name="Gotham SSm" svg:font-family="'Gotham SSm', Helvetica, Arial, sans-serif"/>
    <style:font-face style:name="Gotham SSm1" svg:font-family="'Gotham SSm', Helvetica, Arial, sans-serif, symbola"/>
    <style:font-face style:name="Noto Serif" svg:font-family="'Noto Serif', serif"/>
    <style:font-face style:name="Open Sans" svg:font-family="'Open Sans', sans-serif"/>
    <style:font-face style:name="OpenSymbol1" svg:font-family="OpenSymbol"/>
    <style:font-face style:name="arial" svg:font-family="arial, helvetica, sans-serif"/>
    <style:font-face style:name="Courier" svg:font-family="Courier, 'Courier New'" style:font-family-generic="modern"/>
    <style:font-face style:name="Tahoma1" svg:font-family="Tahoma, Consolas" style:font-family-generic="roman"/>
    <style:font-face style:name="Calibri1" svg:font-family="Calibri, Calibri"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Arial Unicode MS'"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style:font-size-complex="10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106cm" fo:hyphenation-ladder-count="no-limit" fo:keep-with-next="always"/>
      <style:text-properties style:font-name="Arial" fo:font-size="13pt" fo:font-weight="bold" style:font-size-asian="13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Заголовок" style:next-style-name="Text_20_body" style:default-outline-level="4" style:class="text">
      <style:paragraph-properties fo:hyphenation-ladder-count="no-limit"/>
      <style:text-properties style:font-name="Times New Roman" fo:font-size="12pt" fo:font-weight="bold" style:font-name-asian="SimSun1"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0.499cm" fo:margin-right="0cm" fo:hyphenation-ladder-count="no-limit" fo:text-indent="-0.499cm" style:auto-text-indent="false">
        <style:tab-stops/>
      </style:paragraph-properties>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Заголовок" style:family="paragraph" style:parent-style-name="Standard" style:next-style-name="Text_20_body">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Название" style:family="paragraph" style:parent-style-name="Standard">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Указатель" style:family="paragraph" style:parent-style-name="Standard">
      <style:paragraph-properties fo:hyphenation-ladder-count="no-limit" text:number-lines="false" text:line-number="0"/>
      <style:text-properties style:font-name-complex="Mangal"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ourier New" fo:font-size="10pt" style:font-size-asian="10pt" style:font-name-complex="Courier New"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hyphenate="false" fo:hyphenation-remain-char-count="0" fo:hyphenation-push-char-count="0"/>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ru" fo:country="RU" style:font-size-asian="10pt" style:font-name-complex="Courier New" style:font-size-complex="10pt" fo:hyphenate="false" fo:hyphenation-remain-char-count="0" fo:hyphenation-push-char-count="0"/>
    </style:style>
    <style:style style:name="z-Top_20_of_20_Form" style:display-name="z-Top of Form"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018cm solid #000000" style:shadow="none"/>
      <style:text-properties style:font-name="Arial" fo:font-size="8pt" fo:language="ru" fo:country="RU" style:font-size-asian="8pt" style:font-name-complex="Arial" style:font-size-complex="8pt" text:display="none" fo:hyphenate="false" fo:hyphenation-remain-char-count="0" fo:hyphenation-push-char-count="0"/>
    </style:style>
    <style:style style:name="z-Bottom_20_of_20_Form" style:display-name="z-Bottom of Form"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018cm solid #000000" fo:border-bottom="none" style:shadow="none"/>
      <style:text-properties style:font-name="Arial" fo:font-size="8pt" fo:language="ru" fo:country="RU" style:font-size-asian="8pt" style:font-name-complex="Arial" style:font-size-complex="8pt" text:display="none" fo:hyphenate="false" fo:hyphenation-remain-char-count="0" fo:hyphenation-push-char-count="0"/>
    </style:style>
    <style:style style:name="head0" style:family="paragraph" style:parent-style-name="Standard">
      <style:paragraph-properties fo:margin-top="0.494cm" fo:margin-bottom="0.494cm" fo:hyphenation-ladder-count="no-limit"/>
      <style:text-properties fo:language="ru" fo:country="RU" fo:hyphenate="false" fo:hyphenation-remain-char-count="0" fo:hyphenation-push-char-count="0"/>
    </style:style>
    <style:style style:name="List_20_2" style:display-name="List 2" style:family="paragraph" style:parent-style-name="Standard" style:class="list">
      <style:paragraph-properties fo:margin-left="0.998cm" fo:margin-right="0cm" fo:hyphenation-ladder-count="no-limit" fo:text-indent="-0.499cm" style:auto-text-indent="false">
        <style:tab-stops/>
      </style:paragraph-properties>
      <style:text-properties fo:hyphenate="false" fo:hyphenation-remain-char-count="0" fo:hyphenation-push-char-count="0"/>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0" fo:hyphenation-push-char-count="0"/>
    </style:style>
    <style:style style:name="Inside_20_Address" style:display-name="Inside Address" style:family="paragraph" style:parent-style-name="Standard">
      <style:paragraph-properties fo:hyphenation-ladder-count="no-limit"/>
      <style:text-properties fo:hyphenate="false" fo:hyphenation-remain-char-count="0" fo:hyphenation-push-char-count="0"/>
    </style:style>
    <style:style style:name="label" style:family="paragraph" style:parent-style-name="Standard">
      <style:paragraph-properties fo:margin-top="0.494cm" fo:margin-bottom="0.494cm" fo:hyphenation-ladder-count="no-limit"/>
      <style:text-properties fo:language="ru" fo:country="RU" fo:hyphenate="false" fo:hyphenation-remain-char-count="0" fo:hyphenation-push-char-count="0"/>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ab-stops/>
      </style:paragraph-properties>
      <style:text-properties style:font-name="Calibri" fo:font-size="11pt" style:font-name-asian="Calibri" style:font-size-asian="11pt" style:font-name-complex="Calibri" style:font-size-complex="11pt" fo:hyphenate="false" fo:hyphenation-remain-char-count="0" fo:hyphenation-push-char-count="0"/>
    </style:style>
    <style:style style:name="notice" style:family="paragraph" style:parent-style-name="Standard">
      <style:paragraph-properties fo:margin-top="0.494cm" fo:margin-bottom="0.494cm" fo:hyphenation-ladder-count="no-limit"/>
      <style:text-properties fo:language="en" fo:country="GB" fo:hyphenate="false" fo:hyphenation-remain-char-count="0" fo:hyphenation-push-char-count="0"/>
    </style:style>
    <style:style style:name="operator" style:family="paragraph" style:parent-style-name="Standard">
      <style:paragraph-properties fo:margin-top="0.494cm" fo:margin-bottom="0.494cm" fo:hyphenation-ladder-count="no-limit"/>
      <style:text-properties fo:language="en" fo:country="GB" fo:hyphenate="false" fo:hyphenation-remain-char-count="0" fo:hyphenation-push-char-count="0"/>
    </style:style>
    <style:style style:name="client" style:family="paragraph" style:parent-style-name="Standard">
      <style:paragraph-properties fo:margin-top="0.494cm" fo:margin-bottom="0.494cm" fo:hyphenation-ladder-count="no-limit"/>
      <style:text-properties fo:language="en" fo:country="GB" fo:hyphenate="false" fo:hyphenation-remain-char-count="0" fo:hyphenation-push-char-count="0"/>
    </style:style>
    <style:style style:name="Содержимое_20_таблицы" style:display-name="Содержимое таблицы" style:family="paragraph" style:parent-style-name="Standard">
      <style:paragraph-properties fo:hyphenation-ladder-count="no-limit" text:number-lines="false" text:line-number="0"/>
      <style:text-properties fo:hyphenate="false" fo:hyphenation-remain-char-count="0" fo:hyphenation-push-char-count="0"/>
    </style:style>
    <style:style style:name="Заголовок_20_таблицы" style:display-name="Заголовок таблицы" style:family="paragraph" style:parent-style-name="Содержимое_20_таблицы">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_20_Spacing" style:display-name="No Spacing" style:family="paragraph">
      <style:paragraph-properties style:line-height-at-least="0.176cm" fo:orphans="2" fo:widows="2" fo:hyphenation-ladder-count="no-limit"/>
      <style:text-properties style:font-name-asian="SimSun1" fo:hyphenate="false" fo:hyphenation-remain-char-count="0" fo:hyphenation-push-char-count="0"/>
    </style:style>
    <style:style style:name="Цитата" style:family="paragraph" style:parent-style-name="Standard">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fll"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traveler_5f_name" style:display-name="traveler_name"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view_5f_details" style:display-name="view_details"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anchor_5f_font12" style:display-name="anchor_font12"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fontsize14"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fontsize11"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fare_5f_txt" style:display-name="fare_txt"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nheadings"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chf_5f_rights" style:display-name="chf_rights"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append_5f_bottom" style:display-name="append_bottom" style:family="paragraph" style:parent-style-name="Standard">
      <style:paragraph-properties fo:margin-top="0.494cm" fo:margin-bottom="0.494cm" fo:hyphenation-ladder-count="no-limit"/>
      <style:text-properties fo:language="en" fo:country="GB" fo:hyphenate="tru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Текст_20_в_20_заданном_20_формате" style:display-name="Текст в заданном формате" style:family="paragraph" style:parent-style-name="Standard">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line-through-style="none" style:font-name="Times New Roman" fo:language="ru" fo:country="RU" style:font-name-asian="Times New Roman" style:font-name-complex="Times New Roman"/>
    </style:style>
    <style:style style:name="WW8Num3z0"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8Num4z0" style:family="text">
      <style:text-properties style:font-name="Symbol" fo:language="ru" fo:country="RU" style:font-name-complex="Open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Arial" style:font-name-asian="Times New Roman"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Default_20_Paragraph_20_Font" style:display-name="WW-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Default_20_Paragraph_20_Font1" style:display-name="WW-Default Paragraph Font1"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smalltext1" style:family="text">
      <style:text-properties fo:color="#333333" style:font-name="Verdana" fo:font-size="5.5pt" style:font-size-asian="5.5pt" style:font-name-complex="Verdana" style:font-size-complex="5.5pt"/>
    </style:style>
    <style:style style:name="gmail_5f_quote" style:display-name="gmail_quote" style:family="text" style:parent-style-name="WW-Default_20_Paragraph_20_Font1"/>
    <style:style style:name="HTML_20_Code" style:display-name="HTML Code" style:family="text">
      <style:text-properties fo:color="#990000" style:font-name="Courier New" fo:font-size="10pt" style:font-name-asian="Times New Roman" style:font-size-asian="10pt" style:font-name-complex="Courier New" style:font-size-complex="10pt"/>
    </style:style>
    <style:style style:name="syntax" style:family="text" style:parent-style-name="WW-Default_20_Paragraph_20_Font1"/>
    <style:style style:name="syntax_5f_alpha_20_syntax_5f_alpha_5f_reservedword" style:display-name="syntax_alpha syntax_alpha_reservedword" style:family="text" style:parent-style-name="WW-Default_20_Paragraph_20_Font1"/>
    <style:style style:name="syntax_5f_punct" style:display-name="syntax_punct" style:family="text" style:parent-style-name="WW-Default_20_Paragraph_20_Font1"/>
    <style:style style:name="syntax_5f_quote_20_syntax_5f_quote_5f_backtick" style:display-name="syntax_quote syntax_quote_backtick" style:family="text" style:parent-style-name="WW-Default_20_Paragraph_20_Font1"/>
    <style:style style:name="syntax_5f_alpha_20_syntax_5f_alpha_5f_identifier" style:display-name="syntax_alpha syntax_alpha_identifier" style:family="text" style:parent-style-name="WW-Default_20_Paragraph_20_Font1"/>
    <style:style style:name="syntax_5f_quote_20_syntax_5f_quote_5f_single" style:display-name="syntax_quote syntax_quote_single" style:family="text" style:parent-style-name="WW-Default_20_Paragraph_20_Font1"/>
    <style:style style:name="syntax_5f_digit_20_syntax_5f_digit_5f_integer" style:display-name="syntax_digit syntax_digit_integer" style:family="text" style:parent-style-name="WW-Default_20_Paragraph_20_Font1"/>
    <style:style style:name="syntax_5f_punct_20_syntax_5f_punct_5f_listsep" style:display-name="syntax_punct syntax_punct_listsep" style:family="text" style:parent-style-name="WW-Default_20_Paragraph_20_Font1"/>
    <style:style style:name="attribute-value" style:family="text" style:parent-style-name="WW-Default_20_Paragraph_20_Font1"/>
    <style:style style:name="icon" style:family="text" style:parent-style-name="WW-Default_20_Paragraph_20_Font1"/>
    <style:style style:name="start-tag" style:family="text" style:parent-style-name="WW-Default_20_Paragraph_20_Font1"/>
    <style:style style:name="attribute-name" style:family="text" style:parent-style-name="WW-Default_20_Paragraph_20_Font1"/>
    <style:style style:name="end-tag" style:family="text" style:parent-style-name="WW-Default_20_Paragraph_20_Font1"/>
    <style:style style:name="b1" style:family="text">
      <style:text-properties fo:color="#ff0000" style:text-line-through-style="none" style:font-name="Courier New" style:text-underline-style="none" fo:font-weight="bold" style:font-weight-asian="bold" style:font-name-complex="Courier New" style:font-weight-complex="bold"/>
    </style:style>
    <style:style style:name="m1" style:family="text">
      <style:text-properties fo:color="#0000ff"/>
    </style:style>
    <style:style style:name="pi1" style:family="text">
      <style:text-properties fo:color="#0000ff"/>
    </style:style>
    <style:style style:name="ci1" style:family="text">
      <style:text-properties fo:color="#888888" style:font-name="Courier" fo:font-size="12pt" style:font-size-asian="12pt" style:font-name-complex="Courier" style:font-size-complex="12pt"/>
    </style:style>
    <style:style style:name="t1" style:family="text">
      <style:text-properties fo:color="#990000"/>
    </style:style>
    <style:style style:name="code-string1" style:family="text">
      <style:text-properties fo:color="#800080"/>
    </style:style>
    <style:style style:name="rvts14" style:family="text">
      <style:text-properties style:font-name="Tahoma" style:font-name-complex="Tahoma"/>
    </style:style>
    <style:style style:name="rvts15" style:family="text">
      <style:text-properties style:font-name="Tahoma" style:font-name-complex="Tahoma"/>
    </style:style>
    <style:style style:name="rvts10" style:family="text" style:parent-style-name="WW-Default_20_Paragraph_20_Font1"/>
    <style:style style:name="postbody" style:family="text" style:parent-style-name="WW-Default_20_Paragraph_20_Font1"/>
    <style:style style:name="ldacoc" style:family="text" style:parent-style-name="WW-Default_20_Paragraph_20_Font1"/>
    <style:style style:name="infotext" style:family="text" style:parent-style-name="WW-Default_20_Paragraph_20_Font1"/>
    <style:style style:name="operatorname" style:family="text" style:parent-style-name="WW-Default_20_Paragraph_20_Font1"/>
    <style:style style:name="operatortext" style:family="text" style:parent-style-name="WW-Default_20_Paragraph_20_Font1"/>
    <style:style style:name="visitorname" style:family="text" style:parent-style-name="WW-Default_20_Paragraph_20_Font1"/>
    <style:style style:name="visitortext" style:family="text" style:parent-style-name="WW-Default_20_Paragraph_20_Font1"/>
    <style:style style:name="Emphasis" style:family="text">
      <style:text-properties fo:font-style="italic" style:font-style-asian="italic" style:font-style-complex="italic"/>
    </style:style>
    <style:style style:name="currtext" style:family="text" style:parent-style-name="WW-Default_20_Paragraph_20_Font1"/>
    <style:style style:name="yu" style:family="text" style:parent-style-name="WW-Default_20_Paragraph_20_Font1"/>
    <style:style style:name="yp" style:family="text" style:parent-style-name="WW-Default_20_Paragraph_20_Font1"/>
    <style:style style:name="y2" style:family="text" style:parent-style-name="WW-Default_20_Paragraph_20_Font1"/>
    <style:style style:name="ticketpostname" style:family="text" style:parent-style-name="WW-Default_20_Paragraph_20_Font1"/>
    <style:style style:name="italic" style:family="text" style:parent-style-name="WW-Default_20_Paragraph_20_Font1"/>
    <style:style style:name="ns1" style:family="text">
      <style:text-properties fo:color="#ff0000"/>
    </style:style>
    <style:style style:name="tx1" style:family="text">
      <style:text-properties fo:font-weight="bold" style:font-weight-asian="bold" style:font-weight-complex="bold"/>
    </style:style>
    <style:style style:name="pln" style:family="text" style:parent-style-name="WW-Default_20_Paragraph_20_Font1"/>
    <style:style style:name="pun" style:family="text" style:parent-style-name="WW-Default_20_Paragraph_20_Font1"/>
    <style:style style:name="typ" style:family="text" style:parent-style-name="WW-Default_20_Paragraph_20_Font1"/>
    <style:style style:name="lit" style:family="text" style:parent-style-name="WW-Default_20_Paragraph_20_Font1"/>
    <style:style style:name="normalred" style:family="text" style:parent-style-name="WW-Default_20_Paragraph_20_Font1"/>
    <style:style style:name="pricesummarycost" style:family="text" style:parent-style-name="WW-Default_20_Paragraph_20_Font1"/>
    <style:style style:name="paymentamtcol1text" style:family="text" style:parent-style-name="WW-Default_20_Paragraph_20_Font1"/>
    <style:style style:name="lt" style:family="text" style:parent-style-name="WW-Default_20_Paragraph_20_Font1"/>
    <style:style style:name="rt" style:family="text" style:parent-style-name="WW-Default_20_Paragraph_20_Font1"/>
    <style:style style:name="prevnextbutton_5f_7d" style:display-name="prevnextbutton_7d" style:family="text" style:parent-style-name="WW-Default_20_Paragraph_20_Font1"/>
    <style:style style:name="prevnextbutton_5f_7d_20_disabled" style:display-name="prevnextbutton_7d disabled" style:family="text" style:parent-style-name="WW-Default_20_Paragraph_20_Font1"/>
    <style:style style:name="hp" style:family="text" style:parent-style-name="WW-Default_20_Paragraph_20_Font1"/>
    <style:style style:name="login1" style:family="text" style:parent-style-name="WW-Default_20_Paragraph_20_Font1"/>
    <style:style style:name="nodelabelbox_20_reptarget" style:display-name="nodelabelbox reptarget" style:family="text" style:parent-style-name="WW-Default_20_Paragraph_20_Font1"/>
    <style:style style:name="nodetag" style:family="text" style:parent-style-name="WW-Default_20_Paragraph_20_Font1"/>
    <style:style style:name="nodeattr_20_editgroup" style:display-name="nodeattr editgroup" style:family="text" style:parent-style-name="WW-Default_20_Paragraph_20_Font1"/>
    <style:style style:name="nodename_20_editable" style:display-name="nodename editable" style:family="text" style:parent-style-name="WW-Default_20_Paragraph_20_Font1"/>
    <style:style style:name="nodevalue_20_editable" style:display-name="nodevalue editable" style:family="text" style:parent-style-name="WW-Default_20_Paragraph_20_Font1"/>
    <style:style style:name="nodebracket_20_editable_20_insertbefore" style:display-name="nodebracket editable insertbefore" style:family="text" style:parent-style-name="WW-Default_20_Paragraph_20_Font1"/>
    <style:style style:name="nodetext_20_editable" style:display-name="nodetext editable" style:family="text" style:parent-style-name="WW-Default_20_Paragraph_20_Font1"/>
    <style:style style:name="apple-style-span" style:family="text" style:parent-style-name="WW-Default_20_Paragraph_20_Font1"/>
    <style:style style:name="apple-converted-space" style:family="text" style:parent-style-name="WW-Default_20_Paragraph_20_Font1"/>
    <style:style style:name="str" style:family="text" style:parent-style-name="WW-Default_20_Paragraph_20_Font1"/>
    <style:style style:name="sc3" style:family="text" style:parent-style-name="WW-Default_20_Paragraph_20_Font1"/>
    <style:style style:name="re1" style:family="text" style:parent-style-name="WW-Default_20_Paragraph_20_Font1"/>
    <style:style style:name="re0" style:family="text" style:parent-style-name="WW-Default_20_Paragraph_20_Font1"/>
    <style:style style:name="st0" style:family="text" style:parent-style-name="WW-Default_20_Paragraph_20_Font1"/>
    <style:style style:name="re2" style:family="text" style:parent-style-name="WW-Default_20_Paragraph_20_Font1"/>
    <style:style style:name="_33_0" style:display-name="30" style:family="text" style:parent-style-name="WW-Default_20_Paragraph_20_Font1"/>
    <style:style style:name="_31_58" style:display-name="158" style:family="text" style:parent-style-name="WW-Default_20_Paragraph_20_Font1"/>
    <style:style style:name="_32_07" style:display-name="207" style:family="text" style:parent-style-name="WW-Default_20_Paragraph_20_Font1"/>
    <style:style style:name="icon_5f_wrap" style:display-name="icon_wrap" style:family="text" style:parent-style-name="WW-Default_20_Paragraph_20_Font1"/>
    <style:style style:name="Маркеры_20_списка" style:display-name="Маркеры списка" style:family="text">
      <style:text-properties style:font-name="OpenSymbol" style:font-name-asian="OpenSymbol" style:font-name-complex="OpenSymbol"/>
    </style:style>
    <style:style style:name="Символ_20_нумерации" style:display-name="Символ нумерации" style:family="text"/>
    <style:style style:name="ListLabel_20_1" style:display-name="ListLabel 1" style:family="text">
      <style:text-properties style:font-name-complex="Courier New"/>
    </style:style>
    <style:style style:name="moreinfo" style:family="text"/>
    <style:style style:name="pp-place-title" style:family="text"/>
    <style:style style:name="pp-headline-item" style:family="text"/>
    <style:style style:name="telephone" style:family="text"/>
    <style:style style:name="chf_5f_country_5f_info" style:display-name="chf_country_info" style:family="text"/>
    <style:style style:name="chf_5f_fll" style:display-name="chf_fll" style:family="text"/>
    <style:style style:name="nav_5f_text" style:display-name="nav_text" style:family="text"/>
    <style:style style:name="fll1" style:family="text"/>
    <style:style style:name="arrow_5f_down" style:display-name="arrow_down" style:family="text"/>
    <style:style style:name="inr" style:family="text"/>
    <style:style style:name="ng-binding" style:family="text"/>
    <style:style style:name="nchf_5f_fll" style:display-name="nchf_fll" style:family="text"/>
    <style:style style:name="chf_5f_flr" style:display-name="chf_flr" style:family="text"/>
    <style:style style:name="chf_5f_text" style:display-name="chf_text" style:family="text"/>
    <style:style style:name="ui-dialog-title" style:family="text"/>
    <style:style style:name="ui-icon" style:family="text"/>
    <style:style style:name="fontsize141" style:family="text"/>
    <style:style style:name="seprator" style:family="text"/>
    <style:style style:name="Normal1" style:family="text"/>
    <style:style style:name="phone_5f_num_5f_style" style:display-name="phone_num_style" style:family="text"/>
    <style:style style:name="editsection" style:family="text"/>
    <style:style style:name="mw-headline" style:family="text"/>
    <style:style style:name="vcard" style:family="text"/>
    <style:style style:name="fn" style:family="text"/>
    <style:style style:name="street-address" style:family="text"/>
    <style:style style:name="tel" style:family="text"/>
    <style:style style:name="phone" style:family="text"/>
    <style:style style:name="hours" style:family="text"/>
    <style:style style:name="description"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WW_5f_CharLFO2LVL1" style:display-name="WW_CharLFO2LVL1" style:family="text">
      <style:text-properties style:text-line-through-style="none" style:font-name="Times New Roman" fo:language="ru" fo:country="RU" style:font-name-asian="Times New Roman" style:font-name-complex="Times New Roman"/>
    </style:style>
    <style:style style:name="WW_5f_CharLFO2LVL2" style:display-name="WW_CharLFO2LVL2" style:family="text">
      <style:text-properties style:text-line-through-style="none" style:font-name="Times New Roman" fo:language="ru" fo:country="RU" style:font-name-asian="Times New Roman" style:font-name-complex="Times New Roman"/>
    </style:style>
    <style:style style:name="WW_5f_CharLFO2LVL3" style:display-name="WW_CharLFO2LVL3" style:family="text">
      <style:text-properties style:text-line-through-style="none" style:font-name="Times New Roman" fo:language="ru" fo:country="RU" style:font-name-asian="Times New Roman" style:font-name-complex="Times New Roman"/>
    </style:style>
    <style:style style:name="WW_5f_CharLFO2LVL4" style:display-name="WW_CharLFO2LVL4" style:family="text">
      <style:text-properties style:text-line-through-style="none" style:font-name="Times New Roman" fo:language="ru" fo:country="RU" style:font-name-asian="Times New Roman" style:font-name-complex="Times New Roman"/>
    </style:style>
    <style:style style:name="WW_5f_CharLFO2LVL5" style:display-name="WW_CharLFO2LVL5" style:family="text">
      <style:text-properties style:text-line-through-style="none" style:font-name="Times New Roman" fo:language="ru" fo:country="RU" style:font-name-asian="Times New Roman" style:font-name-complex="Times New Roman"/>
    </style:style>
    <style:style style:name="WW_5f_CharLFO2LVL6" style:display-name="WW_CharLFO2LVL6" style:family="text">
      <style:text-properties style:text-line-through-style="none" style:font-name="Times New Roman" fo:language="ru" fo:country="RU" style:font-name-asian="Times New Roman" style:font-name-complex="Times New Roman"/>
    </style:style>
    <style:style style:name="WW_5f_CharLFO2LVL7" style:display-name="WW_CharLFO2LVL7" style:family="text">
      <style:text-properties style:text-line-through-style="none" style:font-name="Times New Roman" fo:language="ru" fo:country="RU" style:font-name-asian="Times New Roman" style:font-name-complex="Times New Roman"/>
    </style:style>
    <style:style style:name="WW_5f_CharLFO2LVL8" style:display-name="WW_CharLFO2LVL8" style:family="text">
      <style:text-properties style:text-line-through-style="none" style:font-name="Times New Roman" fo:language="ru" fo:country="RU" style:font-name-asian="Times New Roman" style:font-name-complex="Times New Roman"/>
    </style:style>
    <style:style style:name="WW_5f_CharLFO2LVL9" style:display-name="WW_CharLFO2LVL9" style:family="text">
      <style:text-properties style:text-line-through-style="none" style:font-name="Times New Roman" fo:language="ru" fo:country="RU" style:font-name-asian="Times New Roman" style:font-name-complex="Times New Roman"/>
    </style:style>
    <style:style style:name="WW_5f_CharLFO3LVL1" style:display-name="WW_CharLFO3LVL1"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2" style:display-name="WW_CharLFO3LVL2"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3" style:display-name="WW_CharLFO3LVL3"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4" style:display-name="WW_CharLFO3LVL4"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5" style:display-name="WW_CharLFO3LVL5"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6" style:display-name="WW_CharLFO3LVL6"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7" style:display-name="WW_CharLFO3LVL7"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8" style:display-name="WW_CharLFO3LVL8"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3LVL9" style:display-name="WW_CharLFO3LVL9" style:family="text">
      <style:text-properties fo:color="#222222" style:text-line-through-style="none" style:font-name="Times New Roman" fo:font-size="10pt" fo:language="ru" fo:country="RU" fo:background-color="#ffffff" style:font-size-asian="10pt" style:font-name-complex="Times New Roman" style:font-size-complex="10pt"/>
    </style:style>
    <style:style style:name="WW_5f_CharLFO4LVL1" style:display-name="WW_CharLFO4LVL1" style:family="text">
      <style:text-properties style:font-name="Symbol" fo:language="ru" fo:country="RU" style:font-name-complex="OpenSymbol"/>
    </style:style>
    <style:style style:name="WW_5f_CharLFO4LVL2" style:display-name="WW_CharLFO4LVL2" style:family="text">
      <style:text-properties style:font-name="Symbol" fo:language="ru" fo:country="RU" style:font-name-complex="OpenSymbol"/>
    </style:style>
    <style:style style:name="WW_5f_CharLFO4LVL3" style:display-name="WW_CharLFO4LVL3" style:family="text">
      <style:text-properties style:font-name="Symbol" fo:language="ru" fo:country="RU" style:font-name-complex="OpenSymbol"/>
    </style:style>
    <style:style style:name="WW_5f_CharLFO4LVL4" style:display-name="WW_CharLFO4LVL4" style:family="text">
      <style:text-properties style:font-name="Symbol" fo:language="ru" fo:country="RU" style:font-name-complex="OpenSymbol"/>
    </style:style>
    <style:style style:name="WW_5f_CharLFO4LVL5" style:display-name="WW_CharLFO4LVL5" style:family="text">
      <style:text-properties style:font-name="Symbol" fo:language="ru" fo:country="RU" style:font-name-complex="OpenSymbol"/>
    </style:style>
    <style:style style:name="WW_5f_CharLFO4LVL6" style:display-name="WW_CharLFO4LVL6" style:family="text">
      <style:text-properties style:font-name="Symbol" fo:language="ru" fo:country="RU" style:font-name-complex="OpenSymbol"/>
    </style:style>
    <style:style style:name="WW_5f_CharLFO4LVL7" style:display-name="WW_CharLFO4LVL7" style:family="text">
      <style:text-properties style:font-name="Symbol" fo:language="ru" fo:country="RU" style:font-name-complex="OpenSymbol"/>
    </style:style>
    <style:style style:name="WW_5f_CharLFO4LVL8" style:display-name="WW_CharLFO4LVL8" style:family="text">
      <style:text-properties style:font-name="Symbol" fo:language="ru" fo:country="RU" style:font-name-complex="OpenSymbol"/>
    </style:style>
    <style:style style:name="WW_5f_CharLFO4LVL9" style:display-name="WW_CharLFO4LVL9" style:family="text">
      <style:text-properties style:font-name="Symbol" fo:language="ru" fo:country="RU"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Times New Roman"/>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Times New Roman"/>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Times New Roman"/>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Times New Roman"/>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Times New Roman"/>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Times New Roman"/>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Times New Roman"/>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Times New Roman"/>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327cm" fo:margin-right="2.327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make sure the items file has the required columns definable in the config for when item feed formats vary</dc:title>
    <meta:initial-creator>S</meta:initial-creator>
    <meta:creation-date>2016-08-28T09:58:00Z</meta:creation-date>
    <dc:date>2017-02-17T00:21:05.49</dc:date>
    <meta:editing-cycles>649</meta:editing-cycles>
    <meta:editing-duration>P68DT13H5M28S</meta:editing-duration>
    <meta:document-statistic meta:table-count="0" meta:image-count="0" meta:object-count="0" meta:page-count="1" meta:paragraph-count="97" meta:word-count="628" meta:character-count="4758"/>
    <meta:template xlink:type="simple" xlink:actuate="onRequest" xlink:title="" xlink:href="Normal.dotm"/>
  </office:meta>
</office:document-meta>
</file>